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adc5e7" draw:opacity="77%" draw:opacity-name="" draw:textarea-horizontal-align="justify" draw:textarea-vertical-align="middle" draw:auto-grow-height="false" fo:min-height="8.91cm" fo:min-width="8.931cm" fo:padding-top="0.151cm" fo:padding-bottom="0.151cm" fo:padding-left="0.276cm" fo:padding-right="0.276cm" draw:shadow="hidden"/>
    </style:style>
    <style:style style:name="gr2" style:family="graphic" style:parent-style-name="standard">
      <style:graphic-properties svg:stroke-width="0.212cm" draw:marker-start-width="0.518cm" draw:marker-end-width="0.518cm" draw:opacity="82%" draw:textarea-horizontal-align="justify" draw:textarea-vertical-align="middle" draw:auto-grow-height="false" fo:min-height="4.568cm" fo:min-width="4.699cm" fo:padding-top="0.231cm" fo:padding-bottom="0.231cm" fo:padding-left="0.356cm" fo:padding-right="0.356cm"/>
    </style:style>
    <style:style style:name="gr3" style:family="graphic" style:parent-style-name="standard">
      <style:graphic-properties svg:stroke-width="0.106cm" draw:marker-start-width="0.359cm" draw:marker-end-width="0.359cm" draw:opacity="59%" draw:textarea-horizontal-align="justify" draw:textarea-vertical-align="middle" draw:auto-grow-height="false" fo:min-height="1.295cm" fo:min-width="3.331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svg:stroke-width="0.106cm" draw:marker-start-width="0.359cm" draw:marker-end-width="0.359cm" draw:fill-color="#5e8ac7" draw:textarea-horizontal-align="justify" draw:textarea-vertical-align="middle" draw:auto-grow-height="false" fo:min-height="1.782cm" fo:min-width="1.659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draw:fill-color="#5e8ac7" draw:textarea-horizontal-align="justify" draw:textarea-vertical-align="middle" draw:auto-grow-height="false" fo:min-height="1.676cm" fo:min-width="1.553cm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212cm" svg:stroke-color="#0066b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adc5e7" draw:opacity="77%"/>
      <style:paragraph-properties fo:text-align="center"/>
    </style:style>
    <style:style style:name="P3" style:family="paragraph">
      <loext:graphic-properties draw:opacity="82%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opacity="59%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color="#ffffff"/>
    </style:style>
    <style:style style:name="P9" style:family="paragraph">
      <loext:graphic-properties draw:fill-color="#5e8ac7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ffff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335cm" svg:height="12.954cm" svg:x="3.921cm" svg:y="3.54cm">
          <text:p text:style-name="P1"><text:span text:style-name="T1">USER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7.493cm" svg:height="7.112cm" svg:x="6.842cm" svg:y="6.461cm">
          <text:p text:style-name="P1"><text:span text:style-name="T1">Page Core</text:span></text:p>
          <text:p text:style-name="P1"><text:span text:style-name="T1">Scripts</text:span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4" draw:layer="layout" svg:width="3.937cm" svg:height="1.651cm" draw:transform="rotate (-0.776147918361879) translate (13.46cm 4.68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37cm" svg:height="1.651cm" draw:transform="rotate (-0.00855211333477282) translate (8.634cm 13.9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37cm" svg:height="1.651cm" draw:transform="rotate (-2.36247767549952) translate (8.899cm 5.858cm)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956cm" svg:height="1.673cm" draw:transform="rotate (0.77859137931467) translate (4.937cm 7.471cm)">
          <draw:text-box>
            <text:p text:style-name="P5"><text:span text:style-name="T1">Config Script</text:span></text:p>
          </draw:text-box>
        </draw:frame>
        <draw:frame draw:style-name="gr5" draw:text-style-name="P7" draw:layer="layout" svg:width="3.956cm" svg:height="1.673cm" draw:transform="rotate (-0.00942477796076993) translate (8.721cm 13.97cm)">
          <draw:text-box>
            <text:p text:style-name="P5"><text:span text:style-name="T1">QL Option</text:span></text:p>
            <text:p text:style-name="P5"><text:span text:style-name="T1">List Script</text:span></text:p>
          </draw:text-box>
        </draw:frame>
        <draw:custom-shape draw:style-name="gr6" draw:text-style-name="P9" draw:layer="layout" svg:width="2.159cm" svg:height="2.032cm" svg:x="7.223cm" svg:y="9.001cm">
          <text:p text:style-name="P8"><text:span text:style-name="T3">Sanitiz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159cm" svg:height="2.032cm" svg:x="9.509cm" svg:y="9.001cm">
          <text:p text:style-name="P10"><text:span text:style-name="T4">Format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159cm" svg:height="2.032cm" svg:x="11.795cm" svg:y="9.001cm">
          <text:p text:style-name="P1"><text:span text:style-name="T4">Page</text:span><text:span text:style-name="T4"><text:line-break/></text:span><text:span text:style-name="T4">Create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956cm" svg:height="1.673cm" draw:transform="rotate (-0.783652834145453) translate (13.565cm 4.683cm)">
          <draw:text-box>
            <text:p text:style-name="P5"><text:span text:style-name="T1">Trusted</text:span><text:span text:style-name="T1"><text:line-break/></text:span><text:span text:style-name="T1">Node List</text:span></text:p>
          </draw:text-box>
        </draw:frame>
        <draw:line draw:style-name="gr8" draw:text-style-name="P11" draw:layer="layout" svg:x1="7.731cm" svg:y1="6.969cm" svg:x2="8.112cm" svg:y2="7.35cm">
          <text:p/>
        </draw:line>
        <draw:line draw:style-name="gr8" draw:text-style-name="P11" draw:layer="layout" svg:x1="13.573cm" svg:y1="7.096cm" svg:x2="13.192cm" svg:y2="7.477cm">
          <text:p/>
        </draw:line>
        <draw:line draw:style-name="gr8" draw:text-style-name="P11" draw:layer="layout" svg:x1="10.398cm" svg:y1="13.954cm" svg:x2="10.398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1:15:59.497000000</meta:creation-date>
    <dc:date>2018-07-04T14:34:22.946000000</dc:date>
    <meta:editing-duration>PT2H57M9S</meta:editing-duration>
    <meta:editing-cycles>1</meta:editing-cycles>
    <meta:generator>LibreOffice/6.0.0.3$Windows_X86_64 LibreOffice_project/64a0f66915f38c6217de274f0aa8e15618924765</meta:generator>
    <meta:document-statistic meta:object-count="14"/>
  </office:meta>
</office:document-meta>
</file>